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5cm"/>
    </style:style>
    <style:style style:name="co2" style:family="table-column">
      <style:table-column-properties fo:break-before="auto" style:column-width="6.415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4.581cm"/>
    </style:style>
    <style:style style:name="co5" style:family="table-column">
      <style:table-column-properties fo:break-before="auto" style:column-width="4.367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3000TR</text:p>
          </table:table-cell>
          <table:table-cell office:value-type="string" calcext:value-type="string">
            <text:p>BAT_3000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4-3000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_0603_100nF_16V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C0603B104K160CT</text:p>
          </table:table-cell>
          <table:table-cell office:value-type="float" office:value="1759016" calcext:value-type="float">
            <text:p>1759016</text:p>
          </table:table-cell>
        </table:table-row>
        <table:table-row table:style-name="ro1">
          <table:table-cell office:value-type="string" calcext:value-type="string">
            <text:p>CAP_0603_10uF_10V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M188R61A106ME69D</text:p>
          </table:table-cell>
          <table:table-cell office:value-type="float" office:value="2494233" calcext:value-type="float">
            <text:p>2494233</text:p>
          </table:table-cell>
        </table:table-row>
        <table:table-row table:style-name="ro1">
          <table:table-cell office:value-type="string" calcext:value-type="string">
            <text:p>CAP_0603_10nF_50V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tab/>C0603C103M5RACTU</text:p>
          </table:table-cell>
          <table:table-cell office:value-type="float" office:value="2581046" calcext:value-type="float">
            <text:p>2581046</text:p>
          </table:table-cell>
        </table:table-row>
        <table:table-row table:style-name="ro1">
          <table:table-cell office:value-type="string" calcext:value-type="string">
            <text:p>CAP_0805_10uF_16V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M21BR61C106KE15K</text:p>
          </table:table-cell>
          <table:table-cell office:value-type="float" office:value="2611940" calcext:value-type="float">
            <text:p>2611940</text:p>
          </table:table-cell>
        </table:table-row>
        <table:table-row table:style-name="ro1">
          <table:table-cell office:value-type="string" calcext:value-type="string">
            <text:p>CAP_0603_1uF_16V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603YD105KAT2A</text:p>
          </table:table-cell>
          <table:table-cell office:value-type="float" office:value="1327680" calcext:value-type="float">
            <text:p>1327680</text:p>
          </table:table-cell>
        </table:table-row>
        <table:table-row table:style-name="ro1">
          <table:table-cell office:value-type="string" calcext:value-type="string">
            <text:p>CAP_0805_33uF_10V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012X5R1A336M125AC</text:p>
          </table:table-cell>
          <table:table-cell office:value-type="float" office:value="2525132" calcext:value-type="float">
            <text:p>2525132</text:p>
          </table:table-cell>
        </table:table-row>
        <table:table-row table:style-name="ro1">
          <table:table-cell office:value-type="string" calcext:value-type="string">
            <text:p>CAP_0603_47pF_50V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0603N470J500CT</text:p>
          </table:table-cell>
          <table:table-cell office:value-type="float" office:value="1759062" calcext:value-type="float">
            <text:p>1759062</text:p>
          </table:table-cell>
        </table:table-row>
        <table:table-row table:style-name="ro1">
          <table:table-cell office:value-type="string" calcext:value-type="string">
            <text:p>CAP_0603_100nF_25V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0603C104K3RACTU</text:p>
          </table:table-cell>
          <table:table-cell office:value-type="float" office:value="2392303" calcext:value-type="float">
            <text:p>2392303</text:p>
          </table:table-cell>
        </table:table-row>
        <table:table-row table:style-name="ro1">
          <table:table-cell office:value-type="string" calcext:value-type="string">
            <text:p>CAP_0402_100nF_16V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402B104K160CT</text:p>
          </table:table-cell>
          <table:table-cell office:value-type="float" office:value="2496771" calcext:value-type="float">
            <text:p>2496771</text:p>
          </table:table-cell>
        </table:table-row>
        <table:table-row table:style-name="ro1">
          <table:table-cell office:value-type="string" calcext:value-type="string">
            <text:p>TVS Diode 5V</text:p>
          </table:table-cell>
          <table:table-cell office:value-type="string" calcext:value-type="string">
            <text:p>DIOM4325X250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75312" calcext:value-type="float">
            <text:p>2675312</text:p>
          </table:table-cell>
        </table:table-row>
        <table:table-row table:style-name="ro1">
          <table:table-cell office:value-type="string" calcext:value-type="string">
            <text:p>2-Ch ESD Protection</text:p>
          </table:table-cell>
          <table:table-cell office:value-type="string" calcext:value-type="string">
            <text:p>SOTFL35P100X50-3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16502" calcext:value-type="float">
            <text:p>3116502</text:p>
          </table:table-cell>
        </table:table-row>
        <table:table-row table:style-name="ro1">
          <table:table-cell office:value-type="string" calcext:value-type="string">
            <text:p>0603 LED Orange</text:p>
          </table:table-cell>
          <table:table-cell office:value-type="string" calcext:value-type="string">
            <text:p>Kingbright 0603 LED KPT-1608SUR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PT-1608SECK</text:p>
          </table:table-cell>
          <table:table-cell office:value-type="float" office:value="2099222" calcext:value-type="float">
            <text:p>2099222</text:p>
          </table:table-cell>
        </table:table-row>
        <table:table-row table:style-name="ro1">
          <table:table-cell office:value-type="string" calcext:value-type="string">
            <text:p>BLM18PG121SN1D</text:p>
          </table:table-cell>
          <table:table-cell office:value-type="string" calcext:value-type="string">
            <text:p>RES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15738" calcext:value-type="float">
            <text:p>1515738</text:p>
          </table:table-cell>
        </table:table-row>
        <table:table-row table:style-name="ro1">
          <table:table-cell office:value-type="string" calcext:value-type="string">
            <text:p>Murata BLM18EG221SN1D ferrite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M18EG221SN1D</text:p>
          </table:table-cell>
          <table:table-cell office:value-type="float" office:value="1515716" calcext:value-type="float">
            <text:p>1515716</text:p>
          </table:table-cell>
        </table:table-row>
        <table:table-row table:style-name="ro1">
          <table:table-cell office:value-type="string" calcext:value-type="string">
            <text:p>MYC-Y6ULY2-V2 Split</text:p>
          </table:table-cell>
          <table:table-cell office:value-type="string" calcext:value-type="string">
            <text:p>MYCY6ULY2V24E512D50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2061-01-188-00-A_REVA</text:p>
          </table:table-cell>
          <table:table-cell office:value-type="string" calcext:value-type="string">
            <text:p>GCT_MEM2061-01-188-00-A_REV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78544" calcext:value-type="float">
            <text:p>2678544</text:p>
          </table:table-cell>
        </table:table-row>
        <table:table-row table:style-name="ro1">
          <table:table-cell office:value-type="string" calcext:value-type="string">
            <text:p>Solder jumper 3p narrow</text:p>
          </table:table-cell>
          <table:table-cell office:value-type="string" calcext:value-type="string">
            <text:p>Solder Jumper 3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 Micro Type B Rev</text:p>
          </table:table-cell>
          <table:table-cell office:value-type="string" calcext:value-type="string">
            <text:p>GCT_USB3100-XX-X_REV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0-USB3100-30-A</text:p>
          </table:table-cell>
          <table:table-cell office:value-type="string" calcext:value-type="string">
            <text:p>USB3100-30-A</text:p>
          </table:table-cell>
          <table:table-cell office:value-type="float" office:value="2443125" calcext:value-type="float">
            <text:p>2443125</text:p>
          </table:table-cell>
        </table:table-row>
        <table:table-row table:style-name="ro1">
          <table:table-cell office:value-type="string" calcext:value-type="string">
            <text:p>x2.54 2P A</text:p>
          </table:table-cell>
          <table:table-cell office:value-type="string" calcext:value-type="string">
            <text:p>x2.54 2p 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st point SM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der jumper 3p tiny</text:p>
          </table:table-cell>
          <table:table-cell office:value-type="string" calcext:value-type="string">
            <text:p>TinyJump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33R@100MHz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M18PG330SN1D</text:p>
          </table:table-cell>
          <table:table-cell office:value-type="float" office:value="1515742" calcext:value-type="float">
            <text:p>1515742</text:p>
          </table:table-cell>
        </table:table-row>
        <table:table-row table:style-name="ro1">
          <table:table-cell office:value-type="string" calcext:value-type="string">
            <text:p>22uH Power Inductor</text:p>
          </table:table-cell>
          <table:table-cell office:value-type="string" calcext:value-type="string">
            <text:p>epcos6x6x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82562N4223M000</text:p>
          </table:table-cell>
          <table:table-cell office:value-type="float" office:value="2917127" calcext:value-type="float">
            <text:p>2917127</text:p>
          </table:table-cell>
        </table:table-row>
        <table:table-row table:style-name="ro1">
          <table:table-cell office:value-type="string" calcext:value-type="string">
            <text:p>DLP11SA900HL2L</text:p>
          </table:table-cell>
          <table:table-cell office:value-type="string" calcext:value-type="string">
            <text:p>DLP_05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70369" calcext:value-type="float">
            <text:p>2470369</text:p>
          </table:table-cell>
        </table:table-row>
        <table:table-row table:style-name="ro1">
          <table:table-cell office:value-type="string" calcext:value-type="string">
            <text:p>RES_0603_100k_1%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WR06X1003FTL</text:p>
          </table:table-cell>
          <table:table-cell office:value-type="float" office:value="2447226" calcext:value-type="float">
            <text:p>2447226</text:p>
          </table:table-cell>
        </table:table-row>
        <table:table-row table:style-name="ro1">
          <table:table-cell office:value-type="string" calcext:value-type="string">
            <text:p>RES_0603_22R_1%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SR06X22R0FTL</text:p>
          </table:table-cell>
          <table:table-cell office:value-type="float" office:value="2074219" calcext:value-type="float">
            <text:p>2074219</text:p>
          </table:table-cell>
        </table:table-row>
        <table:table-row table:style-name="ro1">
          <table:table-cell office:value-type="string" calcext:value-type="string">
            <text:p>RES_0603_10k_1%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CWR06X1002FTL</text:p>
          </table:table-cell>
          <table:table-cell office:value-type="float" office:value="2447230" calcext:value-type="float">
            <text:p>2447230</text:p>
          </table:table-cell>
        </table:table-row>
        <table:table-row table:style-name="ro1">
          <table:table-cell office:value-type="string" calcext:value-type="string">
            <text:p>RES_0603_4k7_1%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WR06X4701FTL</text:p>
          </table:table-cell>
          <table:table-cell office:value-type="float" office:value="2447385" calcext:value-type="float">
            <text:p>2447385</text:p>
          </table:table-cell>
        </table:table-row>
        <table:table-row table:style-name="ro1">
          <table:table-cell office:value-type="string" calcext:value-type="string">
            <text:p>RES_0402_0R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1-CRCW04020000Z0EDC</text:p>
          </table:table-cell>
          <table:table-cell office:value-type="string" calcext:value-type="string">
            <text:p>CRCW04020000Z0EDC</text:p>
          </table:table-cell>
          <table:table-cell/>
        </table:table-row>
        <table:table-row table:style-name="ro1">
          <table:table-cell office:value-type="string" calcext:value-type="string">
            <text:p>RES_0603_1k_1%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MR06X1001FTL</text:p>
          </table:table-cell>
          <table:table-cell office:value-type="float" office:value="2073348" calcext:value-type="float">
            <text:p>2073348</text:p>
          </table:table-cell>
        </table:table-row>
        <table:table-row table:style-name="ro1">
          <table:table-cell office:value-type="string" calcext:value-type="string">
            <text:p>RES_0603_1M_1%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WR06X1004FTL</text:p>
          </table:table-cell>
          <table:table-cell office:value-type="float" office:value="2447285" calcext:value-type="float">
            <text:p>2447285</text:p>
          </table:table-cell>
        </table:table-row>
        <table:table-row table:style-name="ro1">
          <table:table-cell office:value-type="string" calcext:value-type="string">
            <text:p>RES_ARRAY_22R_5%</text:p>
          </table:table-cell>
          <table:table-cell office:value-type="string" calcext:value-type="string">
            <text:p>RESCAXE80P320X160X70-8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C164-JR-0722RL</text:p>
          </table:table-cell>
          <table:table-cell office:value-type="float" office:value="9234411" calcext:value-type="float">
            <text:p>9234411</text:p>
          </table:table-cell>
        </table:table-row>
        <table:table-row table:style-name="ro1">
          <table:table-cell office:value-type="string" calcext:value-type="string">
            <text:p>EVQ-9P701P</text:p>
          </table:table-cell>
          <table:table-cell office:value-type="string" calcext:value-type="string">
            <text:p>SW_EVQ-9P701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VQ-9P701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lamp2410P</text:p>
          </table:table-cell>
          <table:table-cell office:value-type="string" calcext:value-type="string">
            <text:p>SLP4016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7-ECLAMP2410P.T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S Diode 3V3 Uni</text:p>
          </table:table-cell>
          <table:table-cell office:value-type="string" calcext:value-type="string">
            <text:p>SOD-123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29253" calcext:value-type="float">
            <text:p>1829253</text:p>
          </table:table-cell>
        </table:table-row>
        <table:table-row table:style-name="ro1">
          <table:table-cell office:value-type="string" calcext:value-type="string">
            <text:p>DMG1012T-7</text:p>
          </table:table-cell>
          <table:table-cell office:value-type="string" calcext:value-type="string">
            <text:p>SOT91P240X110-3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And gate</text:p>
          </table:table-cell>
          <table:table-cell office:value-type="string" calcext:value-type="string">
            <text:p>SOT65P210X110-5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94044 MLFalt</text:p>
          </table:table-cell>
          <table:table-cell office:value-type="string" calcext:value-type="string">
            <text:p>MLF1212-4_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94045YFL-TR</text:p>
          </table:table-cell>
          <table:table-cell office:value-type="float" office:value="2920747" calcext:value-type="float">
            <text:p>2920747</text:p>
          </table:table-cell>
        </table:table-row>
        <table:table-row table:style-name="ro1">
          <table:table-cell office:value-type="string" calcext:value-type="string">
            <text:p>TPS62007DGS</text:p>
          </table:table-cell>
          <table:table-cell office:value-type="string" calcext:value-type="string">
            <text:p>SOP50P490X110-10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S62007DGSG4</text:p>
          </table:table-cell>
          <table:table-cell office:value-type="float" office:value="1214437" calcext:value-type="float">
            <text:p>1214437</text:p>
          </table:table-cell>
        </table:table-row>
        <table:table-row table:style-name="ro1">
          <table:table-cell office:value-type="string" calcext:value-type="string">
            <text:p>E180-Z5812XS</text:p>
          </table:table-cell>
          <table:table-cell office:value-type="string" calcext:value-type="string">
            <text:p>E180-Z58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M121N0</text:p>
          </table:table-cell>
          <table:table-cell office:value-type="string" calcext:value-type="string">
            <text:p>SOIC127P600X175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4-ADUM121N0BRZ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CF85263ATL/A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758-3817</text:p>
          </table:table-cell>
          <table:table-cell office:value-type="string" calcext:value-type="string">
            <text:p>HDRV38W55P200_19X2_3790X400H5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758-1650</text:p>
          </table:table-cell>
          <table:table-cell office:value-type="string" calcext:value-type="string">
            <text:p>HDRV16W55P200_8X2_1590X400H5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758-1450</text:p>
          </table:table-cell>
          <table:table-cell office:value-type="string" calcext:value-type="string">
            <text:p>HDRV14W55P200_7X2_1390X400H5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758-0451</text:p>
          </table:table-cell>
          <table:table-cell office:value-type="string" calcext:value-type="string">
            <text:p>HDRV4W55P200_2X2_390X400H5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758-1250</text:p>
          </table:table-cell>
          <table:table-cell office:value-type="string" calcext:value-type="string">
            <text:p>HDRV12W55P200_6X2_1190X400H5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7V-T1A_LOW_ESR</text:p>
          </table:table-cell>
          <table:table-cell office:value-type="string" calcext:value-type="string">
            <text:p>XTAL_CM7V-T1A_LOW_ES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7T19:53:17.207000000</dc:date>
    <meta:editing-duration>PT1M</meta:editing-duration>
    <meta:editing-cycles>1</meta:editing-cycles>
    <meta:document-statistic meta:table-count="1" meta:cell-count="212" meta:object-count="0"/>
    <meta:generator>LibreOffice/7.1.3.2$Windows_X86_64 LibreOffice_project/47f78053abe362b9384784d31a6e56f8511eb1c1</meta:generator>
  </office:meta>
</office:document-meta>
</file>